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Labels">
      <style:graphic-properties style:vertical-pos="top" style:vertical-rel="baseline" style:horizontal-pos="center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1" text:anchor-type="as-char" svg:width="7.001cm" svg:height="3.5cm" draw:z-index="0"><draw:text-box><text:p text:style-name="Standard"><text:line-break/>Sra./Sr.<text:line-break/><text:database-display text:table-name="adreces" text:table-type="table" text:column-name="Nom" text:database-name="adreces_clients">DANIEL</text:database-display> <text:database-display text:table-name="adreces" text:table-type="table" text:column-name="Cognom" text:database-name="adreces_clients">LOPEZ BASTIAS</text:database-display><text:line-break/><text:database-display text:table-name="adreces" text:table-type="table" text:column-name="Adreça" text:database-name="adreces_clients">Pedra,158</text:database-display><text:line-break/><text:database-display text:table-name="adreces" text:table-type="table" text:column-name="CP" text:database-name="adreces_clients">08021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draw:frame draw:style-name="fr1" draw:name="Marc2" text:anchor-type="as-char" svg:width="7.001cm" svg:height="3.5cm" draw:z-index="1"><draw:text-box><text:p text:style-name="Standard"><text:line-break/>Sra./Sr.<text:line-break/><text:database-display text:table-name="adreces" text:table-type="table" text:column-name="Nom" text:database-name="adreces_clients">BARBARA</text:database-display> <text:database-display text:table-name="adreces" text:table-type="table" text:column-name="Cognom" text:database-name="adreces_clients">GARCIA PLANA</text:database-display><text:line-break/><text:database-display text:table-name="adreces" text:table-type="table" text:column-name="Adreça" text:database-name="adreces_clients">Bonlloc, 59</text:database-display><text:line-break/><text:database-display text:table-name="adreces" text:table-type="table" text:column-name="CP" text:database-name="adreces_clients">08401</text:database-display> <text:database-display text:table-name="adreces" text:table-type="table" text:column-name="Població" text:database-name="adreces_clients">Granollers</text:database-display><text:line-break/>(<text:database-display text:table-name="adreces" text:table-type="table" text:column-name="Comarca" text:database-name="adreces_clients">VALLÈS ORIENTAL</text:database-display>)<text:database-next text:table-name="adreces" text:table-type="table" text:condition="ooow:True" text:database-name="adreces_clients"/></text:p></draw:text-box></draw:frame><draw:frame draw:style-name="fr1" draw:name="Marc3" text:anchor-type="as-char" svg:width="7.001cm" svg:height="3.5cm" draw:z-index="2"><draw:text-box><text:p text:style-name="Standard"><text:line-break/>Sra./Sr.<text:line-break/><text:database-display text:table-name="adreces" text:table-type="table" text:column-name="Nom" text:database-name="adreces_clients">FRANCISCO</text:database-display> <text:database-display text:table-name="adreces" text:table-type="table" text:column-name="Cognom" text:database-name="adreces_clients">AGUAYO PANADES</text:database-display><text:line-break/><text:database-display text:table-name="adreces" text:table-type="table" text:column-name="Adreça" text:database-name="adreces_clients">Obelix, 39</text:database-display><text:line-break/><text:database-display text:table-name="adreces" text:table-type="table" text:column-name="CP" text:database-name="adreces_clients">08360</text:database-display> <text:database-display text:table-name="adreces" text:table-type="table" text:column-name="Població" text:database-name="adreces_clients">Canet de Mar</text:database-display><text:line-break/>(<text:database-display text:table-name="adreces" text:table-type="table" text:column-name="Comarca" text:database-name="adreces_clients">MARESME</text:database-display>)<text:database-next text:table-name="adreces" text:table-type="table" text:condition="ooow:True" text:database-name="adreces_clients"/></text:p></draw:text-box></draw:frame></text:p>
      <text:p text:style-name="Standard"><draw:frame draw:style-name="fr1" draw:name="Marc4" text:anchor-type="as-char" svg:width="7.001cm" svg:height="3.5cm" draw:z-index="3"><draw:text-box><text:p text:style-name="Standard"><text:line-break/>Sra./Sr.<text:line-break/><text:database-display text:table-name="adreces" text:table-type="table" text:column-name="Nom" text:database-name="adreces_clients">CARLES</text:database-display> <text:database-display text:table-name="adreces" text:table-type="table" text:column-name="Cognom" text:database-name="adreces_clients">CANO MAÑAS</text:database-display><text:line-break/><text:database-display text:table-name="adreces" text:table-type="table" text:column-name="Adreça" text:database-name="adreces_clients">Astérix,234</text:database-display><text:line-break/><text:database-display text:table-name="adreces" text:table-type="table" text:column-name="CP" text:database-name="adreces_clients">08530</text:database-display> <text:database-display text:table-name="adreces" text:table-type="table" text:column-name="Població" text:database-name="adreces_clients">La Garriga</text:database-display><text:line-break/>(<text:database-display text:table-name="adreces" text:table-type="table" text:column-name="Comarca" text:database-name="adreces_clients">VALLÈS ORIENTAL</text:database-display>)<text:database-next text:table-name="adreces" text:table-type="table" text:condition="ooow:True" text:database-name="adreces_clients"/></text:p></draw:text-box></draw:frame><draw:frame draw:style-name="fr1" draw:name="Marc5" text:anchor-type="as-char" svg:width="7.001cm" svg:height="3.5cm" draw:z-index="4"><draw:text-box><text:p text:style-name="Standard"><text:line-break/>Sra./Sr.<text:line-break/><text:database-display text:table-name="adreces" text:table-type="table" text:column-name="Nom" text:database-name="adreces_clients">MANUEL</text:database-display> <text:database-display text:table-name="adreces" text:table-type="table" text:column-name="Cognom" text:database-name="adreces_clients">PLANELLAS DUG</text:database-display><text:line-break/><text:database-display text:table-name="adreces" text:table-type="table" text:column-name="Adreça" text:database-name="adreces_clients">Mi, 107</text:database-display><text:line-break/><text:database-display text:table-name="adreces" text:table-type="table" text:column-name="CP" text:database-name="adreces_clients">08214</text:database-display> <text:database-display text:table-name="adreces" text:table-type="table" text:column-name="Població" text:database-name="adreces_clients">Badia del Vallès</text:database-display><text:line-break/>(<text:database-display text:table-name="adreces" text:table-type="table" text:column-name="Comarca" text:database-name="adreces_clients">VALLÈS OCCIDENTAL</text:database-display>)<text:database-next text:table-name="adreces" text:table-type="table" text:condition="ooow:True" text:database-name="adreces_clients"/></text:p></draw:text-box></draw:frame><draw:frame draw:style-name="fr1" draw:name="Marc6" text:anchor-type="as-char" svg:width="7.001cm" svg:height="3.5cm" draw:z-index="5"><draw:text-box><text:p text:style-name="Standard"><text:line-break/>Sra./Sr.<text:line-break/><text:database-display text:table-name="adreces" text:table-type="table" text:column-name="Nom" text:database-name="adreces_clients">IVAN</text:database-display> <text:database-display text:table-name="adreces" text:table-type="table" text:column-name="Cognom" text:database-name="adreces_clients">PAVON MURO</text:database-display><text:line-break/><text:database-display text:table-name="adreces" text:table-type="table" text:column-name="Adreça" text:database-name="adreces_clients">Minca, 36</text:database-display><text:line-break/><text:database-display text:table-name="adreces" text:table-type="table" text:column-name="CP" text:database-name="adreces_clients">08002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/text:p>
      <text:p text:style-name="Standard"><draw:frame draw:style-name="fr1" draw:name="Marc7" text:anchor-type="as-char" svg:width="7.001cm" svg:height="3.5cm" draw:z-index="6"><draw:text-box><text:p text:style-name="Standard"><text:line-break/>Sra./Sr.<text:line-break/><text:database-display text:table-name="adreces" text:table-type="table" text:column-name="Nom" text:database-name="adreces_clients">ÓSCAR</text:database-display> <text:database-display text:table-name="adreces" text:table-type="table" text:column-name="Cognom" text:database-name="adreces_clients">MARTÍN AZNAR</text:database-display><text:line-break/><text:database-display text:table-name="adreces" text:table-type="table" text:column-name="Adreça" text:database-name="adreces_clients">Obelix, 71</text:database-display><text:line-break/><text:database-display text:table-name="adreces" text:table-type="table" text:column-name="CP" text:database-name="adreces_clients">08360</text:database-display> <text:database-display text:table-name="adreces" text:table-type="table" text:column-name="Població" text:database-name="adreces_clients">Canet de Mar</text:database-display><text:line-break/>(<text:database-display text:table-name="adreces" text:table-type="table" text:column-name="Comarca" text:database-name="adreces_clients">MARESME</text:database-display>)<text:database-next text:table-name="adreces" text:table-type="table" text:condition="ooow:True" text:database-name="adreces_clients"/></text:p></draw:text-box></draw:frame><draw:frame draw:style-name="fr1" draw:name="Marc8" text:anchor-type="as-char" svg:width="7.001cm" svg:height="3.5cm" draw:z-index="7"><draw:text-box><text:p text:style-name="Standard"><text:line-break/>Sra./Sr.<text:line-break/><text:database-display text:table-name="adreces" text:table-type="table" text:column-name="Nom" text:database-name="adreces_clients">NURIA</text:database-display> <text:database-display text:table-name="adreces" text:table-type="table" text:column-name="Cognom" text:database-name="adreces_clients">GARCIA SORRIBES</text:database-display><text:line-break/><text:database-display text:table-name="adreces" text:table-type="table" text:column-name="Adreça" text:database-name="adreces_clients">Major, 88</text:database-display><text:line-break/><text:database-display text:table-name="adreces" text:table-type="table" text:column-name="CP" text:database-name="adreces_clients">08100</text:database-display> <text:database-display text:table-name="adreces" text:table-type="table" text:column-name="Població" text:database-name="adreces_clients">Mollet del Vallès</text:database-display><text:line-break/>(<text:database-display text:table-name="adreces" text:table-type="table" text:column-name="Comarca" text:database-name="adreces_clients">VALLÈS ORIENTAL</text:database-display>)<text:database-next text:table-name="adreces" text:table-type="table" text:condition="ooow:True" text:database-name="adreces_clients"/></text:p></draw:text-box></draw:frame><draw:frame draw:style-name="fr1" draw:name="Marc9" text:anchor-type="as-char" svg:width="7.001cm" svg:height="3.5cm" draw:z-index="8"><draw:text-box><text:p text:style-name="Standard"><text:line-break/>Sra./Sr.<text:line-break/><text:database-display text:table-name="adreces" text:table-type="table" text:column-name="Nom" text:database-name="adreces_clients">NURIA</text:database-display> <text:database-display text:table-name="adreces" text:table-type="table" text:column-name="Cognom" text:database-name="adreces_clients">JUNCOSA ROMERO</text:database-display><text:line-break/><text:database-display text:table-name="adreces" text:table-type="table" text:column-name="Adreça" text:database-name="adreces_clients">Minca, 39</text:database-display><text:line-break/><text:database-display text:table-name="adreces" text:table-type="table" text:column-name="CP" text:database-name="adreces_clients">08002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/text:p>
      <text:p text:style-name="Standard"><draw:frame draw:style-name="fr1" draw:name="Marc10" text:anchor-type="as-char" svg:width="7.001cm" svg:height="3.5cm" draw:z-index="9"><draw:text-box><text:p text:style-name="Standard"><text:line-break/>Sra./Sr.<text:line-break/><text:database-display text:table-name="adreces" text:table-type="table" text:column-name="Nom" text:database-name="adreces_clients">SIRA</text:database-display> <text:database-display text:table-name="adreces" text:table-type="table" text:column-name="Cognom" text:database-name="adreces_clients">PUJOL GONZALEZ</text:database-display><text:line-break/><text:database-display text:table-name="adreces" text:table-type="table" text:column-name="Adreça" text:database-name="adreces_clients">Pedra,115</text:database-display><text:line-break/><text:database-display text:table-name="adreces" text:table-type="table" text:column-name="CP" text:database-name="adreces_clients">08021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draw:frame draw:style-name="fr1" draw:name="Marc11" text:anchor-type="as-char" svg:width="7.001cm" svg:height="3.5cm" draw:z-index="10"><draw:text-box><text:p text:style-name="Standard"><text:line-break/>Sra./Sr.<text:line-break/><text:database-display text:table-name="adreces" text:table-type="table" text:column-name="Nom" text:database-name="adreces_clients">MARIO</text:database-display> <text:database-display text:table-name="adreces" text:table-type="table" text:column-name="Cognom" text:database-name="adreces_clients">ESTRADA MATURANO</text:database-display><text:line-break/><text:database-display text:table-name="adreces" text:table-type="table" text:column-name="Adreça" text:database-name="adreces_clients">Major, 92</text:database-display><text:line-break/><text:database-display text:table-name="adreces" text:table-type="table" text:column-name="CP" text:database-name="adreces_clients">08100</text:database-display> <text:database-display text:table-name="adreces" text:table-type="table" text:column-name="Població" text:database-name="adreces_clients">Mollet del Vallès</text:database-display><text:line-break/>(<text:database-display text:table-name="adreces" text:table-type="table" text:column-name="Comarca" text:database-name="adreces_clients">VALLÈS ORIENTAL</text:database-display>)<text:database-next text:table-name="adreces" text:table-type="table" text:condition="ooow:True" text:database-name="adreces_clients"/></text:p></draw:text-box></draw:frame><draw:frame draw:style-name="fr1" draw:name="Marc12" text:anchor-type="as-char" svg:width="7.001cm" svg:height="3.5cm" draw:z-index="11"><draw:text-box><text:p text:style-name="Standard"><text:line-break/>Sra./Sr.<text:line-break/><text:database-display text:table-name="adreces" text:table-type="table" text:column-name="Nom" text:database-name="adreces_clients">ESTHER</text:database-display> <text:database-display text:table-name="adreces" text:table-type="table" text:column-name="Cognom" text:database-name="adreces_clients">PELAEZ BENAJES</text:database-display><text:line-break/><text:database-display text:table-name="adreces" text:table-type="table" text:column-name="Adreça" text:database-name="adreces_clients">Minca, 49</text:database-display><text:line-break/><text:database-display text:table-name="adreces" text:table-type="table" text:column-name="CP" text:database-name="adreces_clients">08002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/text:p>
      <text:p text:style-name="Standard"><draw:frame draw:style-name="fr1" draw:name="Marc13" text:anchor-type="as-char" svg:width="7.001cm" svg:height="3.5cm" draw:z-index="12"><draw:text-box><text:p text:style-name="Standard"><text:line-break/>Sra./Sr.<text:line-break/><text:database-display text:table-name="adreces" text:table-type="table" text:column-name="Nom" text:database-name="adreces_clients">DIANA</text:database-display> <text:database-display text:table-name="adreces" text:table-type="table" text:column-name="Cognom" text:database-name="adreces_clients">BARBANY PLANA</text:database-display><text:line-break/><text:database-display text:table-name="adreces" text:table-type="table" text:column-name="Adreça" text:database-name="adreces_clients">Riuclar, 124</text:database-display><text:line-break/><text:database-display text:table-name="adreces" text:table-type="table" text:column-name="CP" text:database-name="adreces_clients">08600</text:database-display> <text:database-display text:table-name="adreces" text:table-type="table" text:column-name="Població" text:database-name="adreces_clients">Berga</text:database-display><text:line-break/>(<text:database-display text:table-name="adreces" text:table-type="table" text:column-name="Comarca" text:database-name="adreces_clients">BERGADÀ</text:database-display>)<text:database-next text:table-name="adreces" text:table-type="table" text:condition="ooow:True" text:database-name="adreces_clients"/></text:p></draw:text-box></draw:frame><draw:frame draw:style-name="fr1" draw:name="Marc14" text:anchor-type="as-char" svg:width="7.001cm" svg:height="3.5cm" draw:z-index="13"><draw:text-box><text:p text:style-name="Standard"><text:line-break/>Sra./Sr.<text:line-break/><text:database-display text:table-name="adreces" text:table-type="table" text:column-name="Nom" text:database-name="adreces_clients">LAURA</text:database-display> <text:database-display text:table-name="adreces" text:table-type="table" text:column-name="Cognom" text:database-name="adreces_clients">PLANA GRACIA</text:database-display><text:line-break/><text:database-display text:table-name="adreces" text:table-type="table" text:column-name="Adreça" text:database-name="adreces_clients">Astérix,130</text:database-display><text:line-break/><text:database-display text:table-name="adreces" text:table-type="table" text:column-name="CP" text:database-name="adreces_clients">08020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draw:frame draw:style-name="fr1" draw:name="Marc15" text:anchor-type="as-char" svg:width="7.001cm" svg:height="3.5cm" draw:z-index="14"><draw:text-box><text:p text:style-name="Standard"><text:line-break/>Sra./Sr.<text:line-break/><text:database-display text:table-name="adreces" text:table-type="table" text:column-name="Nom" text:database-name="adreces_clients">JUAN CARLOS</text:database-display> <text:database-display text:table-name="adreces" text:table-type="table" text:column-name="Cognom" text:database-name="adreces_clients">NAVARRO BATALLA</text:database-display><text:line-break/><text:database-display text:table-name="adreces" text:table-type="table" text:column-name="Adreça" text:database-name="adreces_clients">Mi, 238</text:database-display><text:line-break/><text:database-display text:table-name="adreces" text:table-type="table" text:column-name="CP" text:database-name="adreces_clients">08800</text:database-display> <text:database-display text:table-name="adreces" text:table-type="table" text:column-name="Població" text:database-name="adreces_clients">Vilanova i la Geltrú</text:database-display><text:line-break/>(<text:database-display text:table-name="adreces" text:table-type="table" text:column-name="Comarca" text:database-name="adreces_clients">GARRAF</text:database-display>)<text:database-next text:table-name="adreces" text:table-type="table" text:condition="ooow:True" text:database-name="adreces_clients"/></text:p></draw:text-box></draw:frame></text:p>
      <text:p text:style-name="Standard"><draw:frame draw:style-name="fr1" draw:name="Marc16" text:anchor-type="as-char" svg:width="7.001cm" svg:height="3.5cm" draw:z-index="15"><draw:text-box><text:p text:style-name="Standard"><text:line-break/>Sra./Sr.<text:line-break/><text:database-display text:table-name="adreces" text:table-type="table" text:column-name="Nom" text:database-name="adreces_clients">ALEXANDRA</text:database-display> <text:database-display text:table-name="adreces" text:table-type="table" text:column-name="Cognom" text:database-name="adreces_clients">GARCIA DAZA</text:database-display><text:line-break/><text:database-display text:table-name="adreces" text:table-type="table" text:column-name="Adreça" text:database-name="adreces_clients">Mi, 216</text:database-display><text:line-break/><text:database-display text:table-name="adreces" text:table-type="table" text:column-name="CP" text:database-name="adreces_clients">08800</text:database-display> <text:database-display text:table-name="adreces" text:table-type="table" text:column-name="Població" text:database-name="adreces_clients">Vilanova i la Geltrú</text:database-display><text:line-break/>(<text:database-display text:table-name="adreces" text:table-type="table" text:column-name="Comarca" text:database-name="adreces_clients">GARRAF</text:database-display>)<text:database-next text:table-name="adreces" text:table-type="table" text:condition="ooow:True" text:database-name="adreces_clients"/></text:p></draw:text-box></draw:frame><draw:frame draw:style-name="fr1" draw:name="Marc17" text:anchor-type="as-char" svg:width="7.001cm" svg:height="3.5cm" draw:z-index="16"><draw:text-box><text:p text:style-name="Standard"><text:line-break/>Sra./Sr.<text:line-break/><text:database-display text:table-name="adreces" text:table-type="table" text:column-name="Nom" text:database-name="adreces_clients">ISMAEL</text:database-display> <text:database-display text:table-name="adreces" text:table-type="table" text:column-name="Cognom" text:database-name="adreces_clients">DIAZ PASADAS</text:database-display><text:line-break/><text:database-display text:table-name="adreces" text:table-type="table" text:column-name="Adreça" text:database-name="adreces_clients">Mi, 142</text:database-display><text:line-break/><text:database-display text:table-name="adreces" text:table-type="table" text:column-name="CP" text:database-name="adreces_clients">08800</text:database-display> <text:database-display text:table-name="adreces" text:table-type="table" text:column-name="Població" text:database-name="adreces_clients">Vilanova i la Geltrú</text:database-display><text:line-break/>(<text:database-display text:table-name="adreces" text:table-type="table" text:column-name="Comarca" text:database-name="adreces_clients">GARRAF</text:database-display>)<text:database-next text:table-name="adreces" text:table-type="table" text:condition="ooow:True" text:database-name="adreces_clients"/></text:p></draw:text-box></draw:frame><draw:frame draw:style-name="fr1" draw:name="Marc18" text:anchor-type="as-char" svg:width="7.001cm" svg:height="3.5cm" draw:z-index="17"><draw:text-box><text:p text:style-name="Standard"><text:line-break/>Sra./Sr.<text:line-break/><text:database-display text:table-name="adreces" text:table-type="table" text:column-name="Nom" text:database-name="adreces_clients">ORIOL</text:database-display> <text:database-display text:table-name="adreces" text:table-type="table" text:column-name="Cognom" text:database-name="adreces_clients">PLANELLO SENDRA</text:database-display><text:line-break/><text:database-display text:table-name="adreces" text:table-type="table" text:column-name="Adreça" text:database-name="adreces_clients">Pedra,99</text:database-display><text:line-break/><text:database-display text:table-name="adreces" text:table-type="table" text:column-name="CP" text:database-name="adreces_clients">08021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/text:p>
      <text:p text:style-name="Standard"><draw:frame draw:style-name="fr1" draw:name="Marc19" text:anchor-type="as-char" svg:width="7.001cm" svg:height="3.5cm" draw:z-index="18"><draw:text-box><text:p text:style-name="Standard"><text:line-break/>Sra./Sr.<text:line-break/><text:database-display text:table-name="adreces" text:table-type="table" text:column-name="Nom" text:database-name="adreces_clients">RICARD</text:database-display> <text:database-display text:table-name="adreces" text:table-type="table" text:column-name="Cognom" text:database-name="adreces_clients">CANTONI GIL</text:database-display><text:line-break/><text:database-display text:table-name="adreces" text:table-type="table" text:column-name="Adreça" text:database-name="adreces_clients">Minca, 50</text:database-display><text:line-break/><text:database-display text:table-name="adreces" text:table-type="table" text:column-name="CP" text:database-name="adreces_clients">08002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draw:frame draw:style-name="fr1" draw:name="Marc20" text:anchor-type="as-char" svg:width="7.001cm" svg:height="3.5cm" draw:z-index="19"><draw:text-box><text:p text:style-name="Standard"><text:line-break/>Sra./Sr.<text:line-break/><text:database-display text:table-name="adreces" text:table-type="table" text:column-name="Nom" text:database-name="adreces_clients">NOELIA</text:database-display> <text:database-display text:table-name="adreces" text:table-type="table" text:column-name="Cognom" text:database-name="adreces_clients">GARRI CATA</text:database-display><text:line-break/><text:database-display text:table-name="adreces" text:table-type="table" text:column-name="Adreça" text:database-name="adreces_clients">Minca, 60</text:database-display><text:line-break/><text:database-display text:table-name="adreces" text:table-type="table" text:column-name="CP" text:database-name="adreces_clients">08002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draw:frame draw:style-name="fr1" draw:name="Marc21" text:anchor-type="as-char" svg:width="7.001cm" svg:height="3.5cm" draw:z-index="20"><draw:text-box><text:p text:style-name="Standard"><text:line-break/>Sra./Sr.<text:line-break/><text:database-display text:table-name="adreces" text:table-type="table" text:column-name="Nom" text:database-name="adreces_clients">ELENA</text:database-display> <text:database-display text:table-name="adreces" text:table-type="table" text:column-name="Cognom" text:database-name="adreces_clients">GONZAL VIDAL</text:database-display><text:line-break/><text:database-display text:table-name="adreces" text:table-type="table" text:column-name="Adreça" text:database-name="adreces_clients">Do, 272</text:database-display><text:line-break/><text:database-display text:table-name="adreces" text:table-type="table" text:column-name="CP" text:database-name="adreces_clients">08810</text:database-display> <text:database-display text:table-name="adreces" text:table-type="table" text:column-name="Població" text:database-name="adreces_clients">Sant Pere de Ribes</text:database-display><text:line-break/>(<text:database-display text:table-name="adreces" text:table-type="table" text:column-name="Comarca" text:database-name="adreces_clients">GARRAF</text:database-display>)<text:database-next text:table-name="adreces" text:table-type="table" text:condition="ooow:True" text:database-name="adreces_clients"/></text:p></draw:text-box></draw:frame></text:p>
      <text:p text:style-name="Standard"><draw:frame draw:style-name="fr1" draw:name="Marc22" text:anchor-type="as-char" svg:width="7.001cm" svg:height="3.5cm" draw:z-index="21"><draw:text-box><text:p text:style-name="Standard"><text:line-break/>Sra./Sr.<text:line-break/><text:database-display text:table-name="adreces" text:table-type="table" text:column-name="Nom" text:database-name="adreces_clients">ALBERT</text:database-display> <text:database-display text:table-name="adreces" text:table-type="table" text:column-name="Cognom" text:database-name="adreces_clients">JULIA ARMENGOL</text:database-display><text:line-break/><text:database-display text:table-name="adreces" text:table-type="table" text:column-name="Adreça" text:database-name="adreces_clients">Pedra,138</text:database-display><text:line-break/><text:database-display text:table-name="adreces" text:table-type="table" text:column-name="CP" text:database-name="adreces_clients">08021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draw:frame draw:style-name="fr1" draw:name="Marc23" text:anchor-type="as-char" svg:width="7.001cm" svg:height="3.5cm" draw:z-index="22"><draw:text-box><text:p text:style-name="Standard"><text:line-break/>Sra./Sr.<text:line-break/><text:database-display text:table-name="adreces" text:table-type="table" text:column-name="Nom" text:database-name="adreces_clients">ROGER</text:database-display> <text:database-display text:table-name="adreces" text:table-type="table" text:column-name="Cognom" text:database-name="adreces_clients">CASTELL CORBERA</text:database-display><text:line-break/><text:database-display text:table-name="adreces" text:table-type="table" text:column-name="Adreça" text:database-name="adreces_clients">Minca, 7</text:database-display><text:line-break/><text:database-display text:table-name="adreces" text:table-type="table" text:column-name="CP" text:database-name="adreces_clients">08002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text:database-next text:table-name="adreces" text:table-type="table" text:condition="ooow:True" text:database-name="adreces_clients"/></text:p></draw:text-box></draw:frame><draw:frame draw:style-name="fr1" draw:name="Marc24" text:anchor-type="as-char" svg:width="7.001cm" svg:height="3.5cm" draw:z-index="23"><draw:text-box><text:p text:style-name="Standard"><text:line-break/>Sra./Sr.<text:line-break/><text:database-display text:table-name="adreces" text:table-type="table" text:column-name="Nom" text:database-name="adreces_clients">SERGIO</text:database-display> <text:database-display text:table-name="adreces" text:table-type="table" text:column-name="Cognom" text:database-name="adreces_clients">LEON MARTINEZ</text:database-display><text:line-break/><text:database-display text:table-name="adreces" text:table-type="table" text:column-name="Adreça" text:database-name="adreces_clients">Pedra,31</text:database-display><text:line-break/><text:database-display text:table-name="adreces" text:table-type="table" text:column-name="CP" text:database-name="adreces_clients">08021</text:database-display> <text:database-display text:table-name="adreces" text:table-type="table" text:column-name="Població" text:database-name="adreces_clients">Barcelona</text:database-display><text:line-break/>(<text:database-display text:table-name="adreces" text:table-type="table" text:column-name="Comarca" text:database-name="adreces_clients">BARCELONÈS</text:database-display>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7.001cm" svg:height="3.5cm" text:anchor-type="as-char" svg:y="0cm" fo:margin-left="0cm" fo:margin-right="0cm" fo:margin-top="0cm" fo:margin-bottom="0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42cm" fo:page-height="28.236cm" style:num-format="" style:paper-tray-name=" Selección automática" style:print-orientation="portrait" fo:margin-top="0.199cm" fo:margin-bottom="0.019cm" fo:margin-left="0.499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1:50:01.70</meta:creation-date>
    <meta:editing-duration>PT00H00M1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32" meta:word-count="238" meta:character-count="1769"/>
    <dc:date>2009-12-27T21:50:03.76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